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bold" style:font-weight-asian="bold" style:font-weight-complex="bold"/>
    </style:style>
    <style:style style:name="P3" style:family="paragraph" style:parent-style-name="UrbanBody">
      <style:text-properties style:font-name="Times New Roman1" fo:font-size="12pt" style:font-size-asian="12pt" style:font-name-complex="Arial" style:font-size-complex="12pt"/>
    </style:style>
    <style:style style:name="P4" style:family="paragraph" style:parent-style-name="UrbanBody">
      <style:text-properties style:font-name-complex="Arial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style:font-name-asian="Arial"/>
    </style:style>
    <style:style style:name="T7" style:family="text">
      <style:text-properties style:font-name-asian="Arial" style:font-name-complex="Arial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6"><text:span text:style-name="T10">do text</text:span></text:p><text:p text:style-name="P6"><text:span text:style-name="T10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Standard"><text:span text:style-name="T1"><office:annotation><dc:creator>sde </dc:creator><dc:date>2011-07-27T10:01:44</dc:date><text:p text:style-name="P5"><text:span text:style-name="T8">do text if not len(self.getApplicants()) &gt; 1</text:span></text:p><text:p text:style-name="P5"><text:span text:style-name="T9">from xhtml(tool.decorateHTML('UrbanAddress',self.getNotariesSignaletic(withaddress=True)))</text:span></text:p></office:annotation></text:span><text:span text:style-name="T1">Titre Nom Prénom<text:line-break/>Adresse ligne1<text:line-break/>Adresse ligne2</text:span></text:p><text:p text:style-name="Standard"><text:span text:style-name="T1"><office:annotation><dc:creator>sde </dc:creator><dc:date>2011-07-27T10:01:59</dc:date><text:p text:style-name="P5"><text:span text:style-name="T8">do text if len(self.getApplicants()) &gt; 1</text:span></text:p></office:annotation></text:span><text:span text:style-name="T1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5"><text:span text:style-name="T13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Transmis de la décision concernant une division</text:p>
      <text:p text:style-name="UrbanBody"/>
      <text:p text:style-name="UrbanBody"><text:span text:style-name="T3"><office:annotation><dc:creator>sde </dc:creator><dc:date>2011-07-27T10:02:17</dc:date><text:p text:style-name="P5"><text:span text:style-name="T8">do text</text:span></text:p><text:p text:style-name="P5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1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P2">Correspondant : </text:p>
      <text:p text:style-name="P2"><office:annotation><dc:creator>sde </dc:creator><dc:date>2011-09-28T10:32:43</dc:date><text:p text:style-name="P5"><text:span text:style-name="T10">do text </text:span></text:p><text:p text:style-name="P5"><text:span text:style-name="T10">from xhtml(self.portal_urban.decorateHTML('UrbanBody',self.getFolderManagersSignaletic(withTel=True)))</text:span></text:p></office:annotation></text:p>
      <text:p text:style-name="P2"/>
      <text:p text:style-name="UrbanBody"/>
      <text:p text:style-name="UrbanBody"><text:text-input text:description="Notaire-Titre">self.getNotariesSignaletic()</text:text-input></text:p>
      <text:p text:style-name="UrbanBody"/>
      <text:p text:style-name="UrbanBody"><text:span text:style-name="T5">Nous</text:span><text:span text:style-name="T7"> </text:span><text:span text:style-name="T5">avons</text:span><text:span text:style-name="T7"> </text:span><text:span text:style-name="T5">bien</text:span><text:span text:style-name="T7"> </text:span><text:span text:style-name="T5">reçu</text:span><text:span text:style-name="T7"> </text:span><text:span text:style-name="T5">votre</text:span><text:span text:style-name="T7"> </text:span><text:span text:style-name="T5">courrier</text:span><text:span text:style-name="T7"> </text:span><text:span text:style-name="T5">du</text:span><text:span text:style-name="T7"> </text:span><text:span text:style-name="T7"><text:text-input text:description="Champs Evénement-Date de réception">tool.formatDate(self.getLastDeposit().getEventDate())</text:text-input></text:span><text:span text:style-name="T5">,</text:span><text:span text:style-name="T7"> </text:span><text:span text:style-name="T5">par</text:span><text:span text:style-name="T7"> </text:span><text:span text:style-name="T5">lequel</text:span><text:span text:style-name="T7"> </text:span><text:span text:style-name="T5">vous</text:span><text:span text:style-name="T7"> </text:span><text:span text:style-name="T5">nous</text:span><text:span text:style-name="T7"> </text:span><text:span text:style-name="T5">faites</text:span><text:span text:style-name="T7"> </text:span><text:span text:style-name="T5">part</text:span><text:span text:style-name="T7"> </text:span><text:span text:style-name="T5">de</text:span><text:span text:style-name="T7"> </text:span><text:span text:style-name="T5">la</text:span><text:span text:style-name="T7"> </text:span><text:span text:style-name="T5">division</text:span><text:span text:style-name="T7"> </text:span><text:span text:style-name="T5">de</text:span><text:span text:style-name="T7"> </text:span><text:span text:style-name="T5">la</text:span><text:span text:style-name="T7"> </text:span><text:span text:style-name="T5">propriété</text:span><text:span text:style-name="T7"> </text:span><text:span text:style-name="T5">susmentionnée.</text:span></text:p>
      <text:p text:style-name="UrbanBody"/>
      <text:p text:style-name="UrbanBody"><text:span text:style-name="T5">Les</text:span><text:span text:style-name="T6"> </text:span><text:span text:style-name="T5">documents</text:span><text:span text:style-name="T6"> </text:span><text:span text:style-name="T5">fournis</text:span><text:span text:style-name="T6"> </text:span><text:span text:style-name="T5">ne</text:span><text:span text:style-name="T6"> </text:span><text:span text:style-name="T5">nous</text:span><text:span text:style-name="T6"> </text:span><text:span text:style-name="T5">permettent</text:span><text:span text:style-name="T6"> </text:span><text:span text:style-name="T5">pas</text:span><text:span text:style-name="T6"> </text:span><text:span text:style-name="T5">de</text:span><text:span text:style-name="T6"> </text:span><text:span text:style-name="T5">statuer</text:span><text:span text:style-name="T6"> </text:span><text:span text:style-name="T5">sur</text:span><text:span text:style-name="T6"> </text:span><text:span text:style-name="T5">votre</text:span><text:span text:style-name="T6"> </text:span><text:span text:style-name="T5">demande.</text:span></text:p>
      <text:p text:style-name="P3">Suivant l'Article 90 du CWATUPE.</text:p>
      <text:p text:style-name="P4"/>
      <text:p text:style-name="UrbanBody"><text:span text:style-name="T5">Dans</text:span><text:span text:style-name="T7"> </text:span><text:span text:style-name="T5">l</text:span><text:span text:style-name="T7">’</text:span><text:span text:style-name="T5">attente</text:span><text:span text:style-name="T7"> </text:span><text:span text:style-name="T5">de</text:span><text:span text:style-name="T7"> </text:span><text:span text:style-name="T5">ce</text:span><text:span text:style-name="T7"> </text:span><text:span text:style-name="T5">complément</text:span><text:span text:style-name="T7"> </text:span><text:span text:style-name="T5">d</text:span><text:span text:style-name="T7">’</text:span><text:span text:style-name="T5">information,</text:span> nous vous prions d'agréer, <text:span text:style-name="T3"><text:text-input text:description="Notaire-Titre">self.getNotariesSignaletic()</text:text-input></text:span>, nos salutations distinguées.</text:p>
      <text:p text:style-name="UrbanBody"/>
      <text:p text:style-name="UrbanBody"/>
      <text:p text:style-name="UrbanBody"><text:span text:style-name="T2"><office:annotation><dc:creator>sde </dc:creator><dc:date>2011-07-27T10:02:32</dc:date><text:p text:style-name="P5"><text:span text:style-name="T8">do text</text:span></text:p><text:p text:style-name="P5"><text:span text:style-name="T9">from document(at=signatures, format='odt')</text:span>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11-06T08:45:07</dc:date>
    <dc:creator>Simon Delcourt</dc:creator>
    <meta:editing-duration>PT8H41M58S</meta:editing-duration>
    <meta:editing-cycles>56</meta:editing-cycles>
    <meta:generator>LibreOffice/3.5$Linux_x86 LibreOffice_project/350m1$Build-2</meta:generator>
    <meta:document-statistic meta:table-count="0" meta:image-count="0" meta:object-count="0" meta:page-count="1" meta:paragraph-count="22" meta:word-count="115" meta:character-count="1027" meta:non-whitespace-character-count="941"/>
  </office:meta>
</office:document-meta>
</file>